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646ed" officeooo:paragraph-rsid="001646ed"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646ed"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_rails_default.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184492672374692188"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53025633975"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2952740754124"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52.349817358</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5" meta:non-whitespace-character-count="2162"/>
  </office:meta>
</office:document-meta>
</file>